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84305" officeooo:paragraph-rsid="00184305"/>
    </style:style>
    <style:style style:name="P2" style:family="paragraph" style:parent-style-name="Standard">
      <style:text-properties officeooo:rsid="00160918" officeooo:paragraph-rsid="00160918"/>
    </style:style>
    <style:style style:name="P3" style:family="paragraph" style:parent-style-name="Standard">
      <style:text-properties style:font-name="Courier 10 Pitch" fo:font-size="11pt" officeooo:rsid="00160918" officeooo:paragraph-rsid="00160918" style:font-size-asian="11pt" style:font-size-complex="11pt"/>
    </style:style>
    <style:style style:name="P4" style:family="paragraph" style:parent-style-name="Standard">
      <style:text-properties style:font-name="Courier 10 Pitch" fo:font-size="11pt" officeooo:rsid="0017f1d4" officeooo:paragraph-rsid="0017f1d4" style:font-size-asian="11pt" style:font-size-complex="11pt"/>
    </style:style>
    <style:style style:name="P5" style:family="paragraph" style:parent-style-name="Standard">
      <style:text-properties officeooo:rsid="0017f1d4" officeooo:paragraph-rsid="0017f1d4"/>
    </style:style>
    <style:style style:name="P6" style:family="paragraph" style:parent-style-name="Standard">
      <style:paragraph-properties fo:padding="0.049cm" fo:border="0.06pt solid #000000" style:shadow="none"/>
      <style:text-properties style:font-name="Courier 10 Pitch" fo:font-size="11pt" officeooo:rsid="00160918" officeooo:paragraph-rsid="00160918" style:font-size-asian="11pt" style:font-size-complex="11pt"/>
    </style:style>
    <style:style style:name="P7" style:family="paragraph" style:parent-style-name="Standard">
      <loext:graphic-properties draw:fill="solid" draw:fill-color="#cccccc" draw:opacity="100%"/>
      <style:paragraph-properties fo:background-color="#cccccc" fo:padding="0.049cm" fo:border="0.06pt solid #000000" style:shadow="none"/>
      <style:text-properties style:font-name="Courier 10 Pitch" fo:font-size="11pt" officeooo:rsid="00160918" officeooo:paragraph-rsid="00160918" style:font-size-asian="11pt" style:font-size-complex="11pt"/>
    </style:style>
    <style:style style:name="P8" style:family="paragraph" style:parent-style-name="Preformatted_20_Text">
      <style:text-properties officeooo:rsid="00160918" officeooo:paragraph-rsid="00160918"/>
    </style:style>
    <style:style style:name="P9" style:family="paragraph" style:parent-style-name="Heading_20_1">
      <loext:graphic-properties draw:fill="solid" draw:fill-color="#99cc66" draw:opacity="100%"/>
      <style:paragraph-properties fo:text-align="center" style:justify-single-word="false" fo:background-color="#99cc66"/>
      <style:text-properties officeooo:paragraph-rsid="00160918"/>
    </style:style>
    <style:style style:name="T1" style:family="text">
      <style:text-properties officeooo:rsid="00160918"/>
    </style:style>
    <style:style style:name="T2" style:family="text">
      <style:text-properties style:font-name="Courier 10 Pitch"/>
    </style:style>
    <style:style style:name="T3" style:family="text">
      <style:text-properties style:font-name="Courier 10 Pitch" fo:font-size="11pt" style:font-size-asian="11pt" style:font-size-complex="11pt"/>
    </style:style>
    <style:style style:name="T4" style:family="text">
      <style:text-properties style:font-name="Courier 10 Pitch" fo:font-size="11pt" officeooo:rsid="001c5f38" style:font-size-asian="11pt" style:font-size-complex="11pt"/>
    </style:style>
    <style:style style:name="T5" style:family="text">
      <style:text-properties officeooo:rsid="0017f1d4"/>
    </style:style>
    <style:style style:name="T6" style:family="text">
      <style:text-properties officeooo:rsid="001881d5"/>
    </style:style>
    <style:style style:name="T7" style:family="text">
      <style:text-properties officeooo:rsid="0024afb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7">SSHFS</text:span></text:h>
      <text:p text:style-name="Standard"/>
      <text:p text:style-name="P2">El servicio SSH, además de proporcionar acceso remoto, puede ser utilizado para compartir archivos en una red. <text:span text:style-name="T5">Es necesario instalar el paquete sshfs.</text:span></text:p>
      <text:h text:style-name="Heading_20_2" text:outline-level="2">Paquetes necesarios</text:h>
      <text:p text:style-name="P8"><text:span text:style-name="Source_20_Text"><text:span text:style-name="T3"><text:tab/>apt-get install </text:span></text:span><text:span text:style-name="Source_20_Text"><text:span text:style-name="T4">fuse </text:span></text:span><text:span text:style-name="Source_20_Text"><text:span text:style-name="T3">sshfs</text:span></text:span></text:p>
      <text:p text:style-name="P3"/>
      <text:h text:style-name="Heading_20_2" text:outline-level="2">Montaje y desmontaje manual</text:h>
      <text:p text:style-name="P5">Es posible montar y desmontar manualmente desde línea de comandos. Para ello se usa el comando <text:span text:style-name="T2">sshfs</text:span></text:p>
      <text:p text:style-name="P4"/>
      <text:p text:style-name="P4"><text:tab/>sshfs [u<text:span text:style-name="T6">suario</text:span>@]<text:span text:style-name="T6">equipo</text:span>:[dir] <text:span text:style-name="T6">punto_montaje</text:span> [op<text:span text:style-name="T6">ciones</text:span>]</text:p>
      <text:p text:style-name="P5"/>
      <text:p text:style-name="P5">Para desmontar usuamos <text:span text:style-name="T2">fusermount</text:span></text:p>
      <text:p text:style-name="P4"/>
      <text:p text:style-name="P4"><text:tab/>fusermount -u <text:span text:style-name="T6">punto_montaje</text:span> </text:p>
      <text:p text:style-name="P5"/>
      <text:h text:style-name="Heading_20_2" text:outline-level="2">Montaje y desmontaje automático</text:h>
      <text:p text:style-name="P5">Para que el sistema de archivos remoto se monte automáticamente en el inicio deberemos editar el archivo <text:span text:style-name="T2">/etc/fstab.</text:span> El desmontaje se realizará al apagar el equipo.</text:p>
      <text:p text:style-name="P5"/>
      <text:p text:style-name="P2">A continuación se muestra un ejemplo de configuración para acceder a particiones compartidas en una Raspberry Pi.</text:p>
      <text:p text:style-name="P2"/>
      <text:p text:style-name="P7">#/etc/fstab</text:p>
      <text:p text:style-name="P6">## Raspberry SSHFS <text:s/>## Modificar /etc/fuse.conf (user_allow_other)</text:p>
      <text:p text:style-name="P6">pi@pi:/mnt/Datos1 <text:s/>/mnt/ssh/Datos1 <text:s text:c="2"/>fuse.sshfs <text:s text:c="3"/>defaults,allow_other,uid=1000,gid=1000,_netdev <text:s text:c="3"/>0 <text:s/>0</text:p>
      <text:p text:style-name="P6">pi@pi:/mnt/Datos2 <text:s/>/mnt/ssh/Datos2 <text:s text:c="2"/>fuse.sshfs <text:s text:c="3"/>defaults,allow_other,uid=1000,gid=1000,_netdev <text:s text:c="3"/>0 <text:s/>0</text:p>
      <text:p text:style-name="Text_20_body"/>
      <text:p text:style-name="P1">Mas información: <text:s/><text:a xlink:type="simple" xlink:href="https://wiki.archlinux.org/index.php/Sshfs_%28Español%29" text:style-name="Internet_20_link" text:visited-style-name="Visited_20_Internet_20_Link">https://wiki.archlinux.org/index.php/Sshfs_%28Espa%C3%B1ol%29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23:23:40.648887444</meta:creation-date>
    <dc:date>2016-02-23T23:44:08.429422019</dc:date>
    <meta:editing-duration>PT17M33S</meta:editing-duration>
    <meta:editing-cycles>7</meta:editing-cycles>
    <meta:generator>LibreOffice/5.0.5.2$Linux_X86_64 LibreOffice_project/00m0$Build-2</meta:generator>
    <meta:document-statistic meta:table-count="0" meta:image-count="0" meta:object-count="0" meta:page-count="1" meta:paragraph-count="17" meta:word-count="132" meta:character-count="1119" meta:non-whitespace-character-count="977"/>
  </office:meta>
</office:document-meta>
</file>